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paragraph-properties fo:text-align="center" style:justify-single-word="false"/>
      <style:text-properties fo:language="pt" fo:country="BR"/>
    </style:style>
    <style:style style:name="P3" style:family="paragraph" style:parent-style-name="Heading_20_2">
      <style:text-properties fo:language="pt" fo:country="BR"/>
    </style:style>
    <style:style style:name="P4" style:family="paragraph" style:parent-style-name="Heading_20_1">
      <style:paragraph-properties fo:text-align="center" style:justify-single-word="false"/>
      <style:text-properties fo:language="pt" fo:country="BR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latório Socket TCP </text:h>
      <text:p text:style-name="P2"/>
      <text:h text:style-name="P3" text:outline-level="2">Introdução</text:h>
      <text:p text:style-name="P1">Fizemos uma mini biblioteca atrelada a um mini banco de dados com algumas funções baseada no ISBN de cada livro. As funções são:</text:p>
      <text:p text:style-name="P1"><text:tab/>1 - Listar todos os ISBN com os títulos;</text:p>
      <text:p text:style-name="P1"><text:tab/>2 – Descrição do livro a partir do ISBN;</text:p>
      <text:p text:style-name="P1"><text:tab/>3 - Todas as informações do livro a partir do ISBN;</text:p>
      <text:p text:style-name="P1"><text:tab/>4 - Lista todas as informações de todos os livros;</text:p>
      <text:p text:style-name="P1"><text:tab/>5 - Altera o número de exemplares em estoque;</text:p>
      <text:p text:style-name="P1"><text:tab/>6 - Número de exemplares em estoque a partir do ISBN.</text:p>
      <text:p text:style-name="P1"/>
      <text:h text:style-name="Heading_20_2" text:outline-level="2">Ambiente de implementação</text:h>
      <text:p text:style-name="Text_20_body">Fizemos isso na linguagem C usando as bibliotecas apropriadas. <text:span text:style-name="T1">Quem faz todas funções é o servidor da biblioteca representado aqui pelo arquivo “server.c”, e quem faz as requisições de listagem e de mudanças é o cliente, representado aqui pelo arquivo “client.c”.</text:span></text:p>
      <text:p text:style-name="P1">O client é bem simples, apenas imprime as opções, pede a opção desejada pelo cliente e as informações necessárias para cada caso e as envia separado por traço para o servidor. Em sua inicialização é passado o ip da máquina em que está o servidor está rodando.</text:p>
      <text:p text:style-name="P1">O servidor já é um pouco mais complexo, além de interpretar as informações vindas do client, ele ainda faz abre um arquivo mantido como banco de dados e busca as informações nele, assim como altera também. Depois ainda retorna essas informações para o client.</text:p>
      <text:p text:style-name="P1"/>
      <text:h text:style-name="Heading_20_2" text:outline-level="2">Vantagens e Desvantagens</text:h>
      <text:p text:style-name="Text_20_body"/>
      <text:h text:style-name="Heading_20_2" text:outline-level="2">Medidas de tempo</text:h>
      <text:p text:style-name="P1"/>
      <text:h text:style-name="Heading_20_2" text:outline-level="2">Referências Bibliográficas</text:h>
      <text:p text:style-name="Text_20_body"><text:a xlink:type="simple" xlink:href="http://www.cplusplus.com/">http://www.cplusplus.com</text:a></text:p>
      <text:p text:style-name="Text_20_body"><text:a xlink:type="simple" xlink:href="http://beej.us/guide/bgnet/output/html/singlepage/bgnet.html">http://beej.us/guide/bgnet/output/html/singlepage/bgnet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Costa</meta:initial-creator>
    <meta:creation-date>2013-04-18T08:26:56</meta:creation-date>
    <dc:date>2013-04-18T10:09:25</dc:date>
    <dc:creator>Douglas Costa</dc:creator>
    <meta:editing-duration>PT1H11M38S</meta:editing-duration>
    <meta:editing-cycles>1</meta:editing-cycles>
    <meta:document-statistic meta:table-count="0" meta:image-count="0" meta:object-count="0" meta:page-count="1" meta:paragraph-count="18" meta:word-count="237" meta:character-count="1406" meta:non-whitespace-character-count="1180"/>
    <meta:generator>LibreOffice/3.5$Linux_X86_64 LibreOffice_project/350m1$Build-2</meta:generator>
  </office:meta>
</office:document-meta>
</file>